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okkakaavio</text:p>
      <text:p text:style-name="Standard"/>
      <text:p text:style-name="Standard">Shakkipelissä on konkreettinen pelilauta, pelaajat (2 kappaletta) ja kullakin pelaajalla pelinappuloita.</text:p>
      <text:p text:style-name="Standard"/>
      <text:p text:style-name="Standard"/>
      <text:p text:style-name="Standard"><draw:custom-shape text:anchor-type="paragraph" draw:z-index="4" draw:style-name="gr1" svg:width="5.081cm" svg:height="1.858cm" svg:x="0.949cm" svg:y="-0.686cm"><text:p text:style-name="P2">Shakkipeli</text:p><text:p text:style-name="P2">Shakkipeliin voi käsittää</text:p><text:p text:style-name="P2">kuuluvaksi myös pelin</text:p><text:p text:style-name="P2">siirtohistorian.</text:p><draw:enhanced-geometry svg:viewBox="0 0 21600 21600" draw:type="rectangle" draw:enhanced-path="M 0 0 L 21600 0 21600 21600 0 21600 0 0 Z N"/></draw:custom-shape><draw:custom-shape text:anchor-type="paragraph" draw:z-index="5" draw:style-name="gr1" svg:width="5.213cm" svg:height="1.535cm" svg:x="6.346cm" svg:y="-0.522cm"><text:p>Jokaisessa pelissä</text:p><text:p>on kaksi pelaajaa.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custom-shape text:anchor-type="paragraph" draw:z-index="1" draw:style-name="gr1" svg:width="1.721cm" svg:height="1.377cm" svg:x="11.559cm" svg:y="-0.871cm"><text:p><text:s text:c="2"/>Pelaaja</text:p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6" draw:style-name="gr1" svg:width="3.043cm" svg:height="3.178cm" draw:transform="rotate (0.785398163397448) translate (4.27743055555556cm 2.3495cm)"><text:p>Nappuloiden liikkeet </text:p><text:p>pelilaudalla</text:p><text:p>kuuluvat shakkipelin.</text:p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><draw:custom-shape text:anchor-type="paragraph" draw:z-index="3" draw:style-name="gr1" svg:width="0.927cm" svg:height="3.128cm" svg:x="11.876cm" svg:y="-0.956cm"><text:p>Pelaajaa kohti useita nappuloita.</text:p><text:p>Pelaaja siirtää kerrallaan yhtä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style-name="gr1" draw:text-style-name="P2" svg:width="8.176cm" svg:height="2.673cm" svg:x="8.49cm" svg:y="-0.591cm"><text:p text:style-name="P2">Nappula</text:p><text:p text:style-name="P2">Nappuloita on useaa eri tyyppiä.</text:p><text:p text:style-name="P2">Pelilaudalla olevilla nappuloilla on sijainti</text:p><text:p text:style-name="P2">sekä liikesäännöt.</text:p><draw:enhanced-geometry svg:viewBox="0 0 21600 21600" draw:type="rectangle" draw:enhanced-path="M 0 0 L 21600 0 21600 21600 0 21600 0 0 Z N"/></draw:custom-shape><draw:custom-shape text:anchor-type="paragraph" draw:z-index="0" draw:style-name="gr1" svg:width="5.98cm" svg:height="2.43cm" svg:x="-1.03cm" svg:y="0.356cm"><text:p text:style-name="P2">Lauta</text:p><text:p text:style-name="P2">Pelialusta, jolla nappulat liikkuvat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hjelmassani on tällä hetkellä lähinnä 2 luokkaa. Pääluokka kysyy siirtoja, eli toimii pelaajana ja Lauta-luokka sisältää pelilaudan sekä tiedon nappuloiden olinpaikoista siinä. Lisäksi Lauta-luokka sisältää siirtojen suorittamiseen tarvittavaa käsittelyä. Olisikohan siirtojen suoritus järkevämpää antaa jonkin toisen luokan tehtäväksi.</text:p>
      <text:p text:style-name="Standard">Lisäksi pelien tallennusta ja lataamista varten saattaa vielä ilmestyä luokk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Laurila</meta:initial-creator>
    <meta:creation-date>2013-05-16T20:53:17</meta:creation-date>
    <dc:date>2013-05-16T21:28:47</dc:date>
    <dc:creator>Mikko Laurila</dc:creator>
    <meta:editing-duration>PT3M49S</meta:editing-duration>
    <meta:editing-cycles>1</meta:editing-cycles>
    <meta:document-statistic meta:table-count="0" meta:image-count="0" meta:object-count="0" meta:page-count="1" meta:paragraph-count="4" meta:word-count="60" meta:character-count="531" meta:non-whitespace-character-count="531"/>
    <meta:generator>LibreOffice/3.5$Linux_X86_64 LibreOffice_project/350m1$Build-2</meta:generator>
  </office:meta>
</office:document-meta>
</file>